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CodeBox">
      <style:graphic-properties fo:min-height="8.296cm" fo:min-width="18.299cm"/>
    </style:style>
    <style:style style:name="gr5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padding-top="0.123cm" fo:padding-bottom="0.123cm" fo:padding-left="0.251cm" fo:padding-right="0.251cm" fo:wrap-option="wrap" draw:shadow="hidden"/>
    </style:style>
    <style:style style:name="gr7" style:family="graphic" style:parent-style-name="CodeBox">
      <style:graphic-properties draw:fill="solid" draw:fill-color="#ffcc99" fo:min-height="6.75cm" fo:min-width="11.1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 draw:shadow="hidden"/>
    </style:style>
    <style:style style:name="gr10" style:family="graphic" style:parent-style-name="CodeBox">
      <style:graphic-properties fo:min-height="11.556cm" fo:min-width="18.162cm"/>
    </style:style>
    <style:style style:name="gr11" style:family="graphic" style:parent-style-name="standard">
      <style:graphic-properties svg:stroke-color="#4c4c4c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3.474cm" fo:padding-top="0.123cm" fo:padding-bottom="0.123cm" fo:padding-left="0.251cm" fo:padding-right="0.251cm" fo:wrap-option="wrap" draw:shadow="hidden"/>
    </style:style>
    <style:style style:name="gr13" style:family="graphic" style:parent-style-name="CodeBox">
      <style:graphic-properties fo:min-height="11.852cm" fo:min-width="18.162cm"/>
    </style:style>
    <style:style style:name="gr14" style:family="graphic" style:parent-style-name="standard">
      <style:graphic-properties draw:stroke="solid" svg:stroke-width="0.071cm" svg:stroke-color="#ff0000" draw:stroke-linejoin="miter" draw:fill="solid" draw:fill-color="#ffffff" draw:opacity="2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CodeBox">
      <style:graphic-properties fo:min-height="8.75cm" fo:min-width="18.162cm"/>
    </style:style>
    <style:style style:name="gr16" style:family="graphic" style:parent-style-name="CodeBox">
      <style:graphic-properties fo:min-height="12.75cm" fo:min-width="14.742cm"/>
    </style:style>
    <style:style style:name="gr17" style:family="graphic" style:parent-style-name="CodeBox">
      <style:graphic-properties fo:min-height="12.951cm" fo:min-width="14.742cm"/>
    </style:style>
    <style:style style:name="gr18" style:family="graphic" style:parent-style-name="CodeBox">
      <style:graphic-properties fo:min-height="9.551cm" fo:min-width="17.791cm"/>
    </style:style>
    <style:style style:name="gr19" style:family="graphic" style:parent-style-name="CodeBox">
      <style:graphic-properties fo:min-height="7.92cm" fo:min-width="21.349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100%" fo:text-indent="0cm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4" style:family="text">
      <style:text-properties fo:color="#008000"/>
    </style:style>
    <style:style style:name="T5" style:family="text">
      <style:text-properties fo:color="#ffffff" fo:font-family="'Arial Narrow'" style:font-family-generic="swiss" style:font-pitch="variable" fo:font-size="18pt" fo:language="en" fo:country="GB" fo:text-shadow="1pt 1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<text:span text:style-name="T1">Program Organization and Dependency Management</text:span>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makefile and compiler flags</text:p>
              </text:list-item>
              <text:list-item>
                <text:p>namespace, “packages”, using directives</text:p>
              </text:list-item>
              <text:list-item>
                <text:p>header files and source files (header guards)</text:p>
              </text:list-item>
              <text:list-item>
                <text:p>Koenig/ADL</text:p>
              </text:list-item>
              <text:list-item>
                <text:p>fwd declarations</text:p>
              </text:list-item>
              <text:list-item>
                <text:p>dependency inj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mak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 from exercise1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><text:span text:style-name="T2">a = f() * <text:s/>g() + h();</text:span></text:p>
          <text:p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Namespac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Using that...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irectives</text:p>
              </text:list-item>
              <text:list-item>
                <text:p>declaration</text:p>
              </text:list-item>
              <text:list-item>
                <text:p>explicit qualification - in a header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Header Fil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how important they are...</text:p>
              </text:list-item>
              <text:list-item>
                <text:p>they are meant to be #included</text:p>
              </text:list-item>
              <text:list-item>
                <text:p>their dependencies are transitive</text:p>
              </text:list-item>
            </text:list>
          </draw:text-box>
        </draw:frame>
        <draw:custom-shape draw:style-name="gr2" draw:text-style-name="P3" draw:layer="layout" svg:width="11.684cm" svg:height="2.18cm" svg:x="5.6cm" svg:y="16.12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Header Fil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hould be idempotent</text:p>
              </text:list-item>
              <text:list-item>
                <text:p>should be self-contained</text:p>
              </text:list-item>
              <text:list-item>
                <text:p>should only use explicit qualification</text:p>
              </text:list-item>
              <text:list-item>
                <text:p>should only have their own #includes where necessary</text:p>
              </text:list-item>
              <text:list-item>
                <text:p>common extension is .hpp </text:p>
              </text:list-item>
            </text:list>
          </draw:text-box>
        </draw:frame>
        <draw:custom-shape draw:style-name="gr2" draw:text-style-name="P3" draw:layer="layout" svg:width="11.684cm" svg:height="2.18cm" svg:x="5.6cm" svg:y="16.12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Source Fil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merely the implementation!</text:p>
              </text:list-item>
              <text:list-item>
                <text:p>we know if that works because of the tests</text:p>
              </text:list-item>
              <text:list-item>
                <text:p>first #include should be own header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Argument Dependent Lookup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DL - also known as Koenig lookup</text:p>
              </text:list-item>
              <text:list-item>
                <text:p>sdsd</text:p>
              </text:list-item>
            </text:list>
          </draw:text-box>
        </draw:frame>
        <draw:custom-shape draw:style-name="gr2" draw:text-style-name="P3" draw:layer="layout" svg:width="11.684cm" svg:height="2.18cm" svg:x="2cm" svg:y="12.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Quiz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ill this code compile? </text:p>
              </text:list-item>
              <text:list-item>
                <text:p>If not, why not?</text:p>
              </text:list-item>
            </text:list>
          </draw:text-box>
        </draw:frame>
        <draw:custom-shape draw:style-name="gr2" draw:text-style-name="P6" draw:layer="layout" svg:width="18.799cm" svg:height="8.546cm" svg:x="4.762cm" svg:y="9.43cm">
          <text:p text:style-name="P6">namespace grammar_lib</text:p>
          <text:p text:style-name="P6">{</text:p>
          <text:p text:style-name="P6"><text:s text:c="4"/>class grammar</text:p>
          <text:p text:style-name="P6"><text:s text:c="4"/>{</text:p>
          <text:p text:style-name="P6"><text:s text:c="4"/>public:</text:p>
          <text:p text:style-name="P6"><text:s text:c="8"/>void insert(non_terminal *);</text:p>
          <text:p text:style-name="P6"><text:s text:c="8"/>//... </text:p>
          <text:p text:style-name="P6"><text:s text:c="4"/>};</text:p>
          <text:p text:style-name="P6">}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3.5cm" svg:y1="4.5cm" svg:x2="13.5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Answer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No - if you pluck an identifier out of thin air the compiler does not somehow magically know the identifier is the name of a class</text:p>
              </text:list-item>
            </text:list>
          </draw:text-box>
        </draw:frame>
        <draw:custom-shape draw:style-name="gr4" draw:text-style-name="P6" draw:layer="layout" svg:width="18.799cm" svg:height="8.546cm" svg:x="4.701cm" svg:y="8.5cm">
          <text:p text:style-name="P6">namespace grammar_lib</text:p>
          <text:p text:style-name="P6">{</text:p>
          <text:p text:style-name="P6"><text:s text:c="4"/>class grammar</text:p>
          <text:p text:style-name="P6"><text:s text:c="4"/>{</text:p>
          <text:p text:style-name="P6"><text:s text:c="4"/>public:</text:p>
          <text:p text:style-name="P6"><text:s text:c="8"/>void insert(non_terminal *);</text:p>
          <text:p text:style-name="P6"><text:s text:c="8"/>... </text:p>
          <text:p text:style-name="P6"><text:s text:c="4"/>};</text:p>
          <text:p text:style-name="P6">}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8.5cm" svg:y1="10.7cm" svg:x2="18.5cm" svg:y2="13.2cm">
          <text:p/>
        </draw:line>
        <draw:custom-shape draw:style-name="gr6" draw:text-style-name="P9" draw:layer="layout" svg:width="3cm" svg:height="2.787cm" svg:x="17.5cm" svg:y="8.745cm">
          <text:p text:style-name="P8"><text:span text:style-name="T3">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One Solu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iven this header file...</text:p>
              </text:list-item>
              <text:list-item>
                <text:p>...add a #include</text:p>
              </text:list-item>
            </text:list>
          </draw:text-box>
        </draw:frame>
        <draw:custom-shape draw:style-name="gr4" draw:text-style-name="P10" draw:layer="layout" svg:width="18.799cm" svg:height="9.546cm" svg:x="1.701cm" svg:y="9.954cm">
          <text:p text:style-name="P10"><text:span text:style-name="T4">#include “non_terminal.hpp”</text:span></text:p>
          <text:p text:style-name="P10"/>
          <text:p text:style-name="P10">namespace grammar_lib</text:p>
          <text:p text:style-name="P10">{</text:p>
          <text:p text:style-name="P10"><text:s text:c="4"/>class grammar</text:p>
          <text:p text:style-name="P10"><text:s text:c="4"/>{</text:p>
          <text:p text:style-name="P10"><text:s text:c="4"/>public:</text:p>
          <text:p text:style-name="P10"><text:s text:c="8"/>void insert(non_terminal *);</text:p>
          <text:p text:style-name="P10"><text:s text:c="8"/>... </text:p>
          <text:p text:style-name="P10"><text:s text:c="4"/>};</text:p>
          <text:p text:style-name="P10">}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6cm" svg:height="7cm" svg:x="15cm" svg:y="4cm">
          <text:p text:style-name="P10">namespace grammar_lib</text:p>
          <text:p text:style-name="P10">{</text:p>
          <text:p text:style-name="P10"><text:s text:c="4"/>class non_terminal</text:p>
          <text:p text:style-name="P10"><text:s text:c="4"/>{</text:p>
          <text:p text:style-name="P10"><text:s text:c="4"/>public:</text:p>
          <text:p text:style-name="P10"><text:s text:c="8"/>//... </text:p>
          <text:p text:style-name="P10"><text:s text:c="4"/>};</text:p>
          <text:p text:style-name="P10">}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5cm" svg:y1="2.6cm" svg:x2="9.5cm" svg:y2="3.1cm">
          <text:p/>
        </draw:line>
        <draw:custom-shape draw:style-name="gr9" draw:text-style-name="P9" draw:layer="layout" svg:width="6.316cm" svg:height="2.547cm" svg:x="22.2cm" svg:y="2.9cm">
          <text:p text:style-name="P8"><text:span text:style-name="T5">non_terminal.hpp</text:span></text:p>
          <draw:enhanced-geometry svg:viewBox="0 0 21600 21600" draw:mirror-vertical="false" draw:type="mso-spt202" draw:enhanced-path="M 0 0 L 21600 0 21600 21600 0 21600 0 0 Z N"/>
        </draw:custom-shape>
        <draw:line draw:style-name="gr3" draw:text-style-name="P7" draw:layer="layout" svg:x1="8.5cm" svg:y1="6.1cm" svg:x2="9.5cm" svg:y2="9.5cm">
          <text:p/>
        </draw:line>
        <draw:line draw:style-name="gr8" draw:text-style-name="P7" draw:layer="layout" svg:x1="9.5cm" svg:y1="2.6cm" svg:x2="19cm" svg:y2="2.6cm">
          <text:p/>
        </draw:line>
        <draw:line draw:style-name="gr3" draw:text-style-name="P7" draw:layer="layout" svg:x1="19cm" svg:y1="2.6cm" svg:x2="19cm" svg:y2="4.1cm">
          <text:p/>
        </draw:line>
        <draw:line draw:style-name="gr3" draw:text-style-name="P7" draw:layer="layout" svg:x1="0.6cm" svg:y1="10.4cm" svg:x2="1.6cm" svg:y2="10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Another Solu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Use a <text:span text:style-name="T6">forward declaration</text:span> - tell the compiler only that the identifier is the name of a class</text:p>
              </text:list-item>
            </text:list>
          </draw:text-box>
        </draw:frame>
        <draw:custom-shape draw:style-name="gr10" draw:text-style-name="P10" draw:layer="layout" svg:width="18.662cm" svg:height="12.102cm" svg:x="4.5cm" svg:y="7.5cm">
          <text:p text:style-name="P10">namespace grammar_lib</text:p>
          <text:p text:style-name="P10">{</text:p>
          <text:p text:style-name="P10"><text:s text:c="4"/>class non_terminal;</text:p>
          <text:p text:style-name="P10">}</text:p>
          <text:p text:style-name="P10"/>
          <text:p text:style-name="P10">namespace grammar_lib</text:p>
          <text:p text:style-name="P10">{</text:p>
          <text:p text:style-name="P10"><text:s text:c="4"/>class grammar</text:p>
          <text:p text:style-name="P10"><text:s text:c="4"/>{</text:p>
          <text:p text:style-name="P10"><text:s text:c="4"/>public:</text:p>
          <text:p text:style-name="P10"><text:s text:c="8"/>void insert(non_terminal *);</text:p>
          <text:p text:style-name="P10"><text:s text:c="8"/>...</text:p>
          <text:p text:style-name="P10"><text:s text:c="4"/>};</text:p>
          <text:p text:style-name="P10">}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8.5cm" svg:y1="9.8cm" svg:x2="15.5cm" svg:y2="9.8cm">
          <text:p/>
        </draw:line>
        <draw:line draw:style-name="gr11" draw:text-style-name="P7" draw:layer="layout" svg:x1="18.5cm" svg:y1="15.8cm" svg:x2="18.5cm" svg:y2="9.8cm">
          <text:p/>
        </draw:line>
        <draw:custom-shape draw:style-name="gr12" draw:text-style-name="P9" draw:layer="layout" svg:width="3.5cm" svg:height="3.72cm" svg:x="18.7cm" svg:y="10.9cm">
          <text:p text:style-name="P8"><text:span text:style-name="T7"></text:span></text:p>
          <draw:enhanced-geometry svg:viewBox="0 0 21600 21600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Duplication...?</text:p>
          </draw:text-box>
        </draw:frame>
        <draw:frame presentation:style-name="pr2" draw:layer="layout" svg:width="25.199cm" svg:height="17cm" svg:x="0.919cm" svg:y="3cm" presentation:class="outline" presentation:placeholder="true" presentation:user-transformed="true">
          <draw:text-box/>
        </draw:frame>
        <draw:custom-shape draw:style-name="gr13" draw:text-style-name="P10" draw:layer="layout" svg:width="18.662cm" svg:height="12.102cm" svg:x="4.4cm" svg:y="5.5cm">
          <text:p text:style-name="P10">namespace grammar_lib</text:p>
          <text:p text:style-name="P10">{</text:p>
          <text:p text:style-name="P10"><text:s text:c="4"/>class non_terminal;</text:p>
          <text:p text:style-name="P10">}</text:p>
          <text:p text:style-name="P10"/>
          <text:p text:style-name="P10">namespace grammar_lib</text:p>
          <text:p text:style-name="P10">{</text:p>
          <text:p text:style-name="P10"><text:s text:c="4"/>class grammar</text:p>
          <text:p text:style-name="P10"><text:s text:c="4"/>{</text:p>
          <text:p text:style-name="P10"><text:s text:c="4"/>public:</text:p>
          <text:p text:style-name="P10"><text:s text:c="8"/>void insert(non_terminal *);</text:p>
          <text:p text:style-name="P10"><text:s text:c="8"/>...</text:p>
          <text:p text:style-name="P10"><text:s text:c="4"/>};</text:p>
          <text:p text:style-name="P10">}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2.602cm" svg:height="1.898cm" svg:x="3.59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2.602cm" svg:height="1.898cm" svg:x="3.59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Refactor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5" draw:text-style-name="P10" draw:layer="layout" svg:width="18.662cm" svg:height="9.546cm" svg:x="4.5cm" svg:y="7.5cm">
          <text:p text:style-name="P10">namespace grammar_lib</text:p>
          <text:p text:style-name="P10">{</text:p>
          <text:p text:style-name="P10"><text:s text:c="4"/>class non_terminal;<text:line-break/></text:p>
          <text:p text:style-name="P10"><text:s text:c="4"/>class grammar</text:p>
          <text:p text:style-name="P10"><text:s text:c="4"/>{</text:p>
          <text:p text:style-name="P10"><text:s text:c="4"/>public:</text:p>
          <text:p text:style-name="P10"><text:s text:c="8"/>void insert(non_terminal *);</text:p>
          <text:p text:style-name="P10"><text:s text:c="8"/>...</text:p>
          <text:p text:style-name="P10"><text:s text:c="4"/>};</text:p>
          <text:p text:style-name="P10">}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8.4cm" svg:y1="9.8cm" svg:x2="15.4cm" svg:y2="9.8cm">
          <text:p/>
        </draw:line>
        <draw:line draw:style-name="gr11" draw:text-style-name="P7" draw:layer="layout" svg:x1="18.5cm" svg:y1="13.3cm" svg:x2="18.5cm" svg:y2="9.8cm">
          <text:p/>
        </draw:line>
        <draw:custom-shape draw:style-name="gr12" draw:text-style-name="P9" draw:layer="layout" svg:width="3.5cm" svg:height="3.72cm" svg:x="18.9cm" svg:y="9.338cm">
          <text:p text:style-name="P8"><text:span text:style-name="T7"></text:span></text:p>
          <draw:enhanced-geometry svg:viewBox="0 0 21600 21600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Quiz - 9 cas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hich require a #include?</text:p>
              </text:list-item>
              <text:list-item>
                <text:p>Which only need a forward declaration?</text:p>
              </text:list-item>
            </text:list>
          </draw:text-box>
        </draw:frame>
        <draw:custom-shape draw:style-name="gr16" draw:text-style-name="P3" draw:layer="layout" svg:width="15.242cm" svg:height="13.201cm" svg:x="6.558cm" svg:y="6.699cm">
          <text:p text:style-name="P5"><text:span text:style-name="T2">class nine_cases</text:span></text:p>
          <text:p text:style-name="P5"><text:span text:style-name="T2">{</text:span></text:p>
          <text:p text:style-name="P5"><text:span text:style-name="T2"><text:s text:c="4"/></text:span><text:span text:style-name="T2">void <text:s text:c="2"/>one(wibble <text:s/>);</text:span></text:p>
          <text:p text:style-name="P5"><text:span text:style-name="T2"><text:s text:c="4"/></text:span><text:span text:style-name="T2">void <text:s text:c="2"/>two(wibble *);</text:span></text:p>
          <text:p text:style-name="P5"><text:span text:style-name="T2"><text:s text:c="4"/></text:span><text:span text:style-name="T2">void three(wibble &amp;);</text:span></text:p>
          <text:p text:style-name="P5"><text:span text:style-name="T2"/></text:p>
          <text:p text:style-name="P5"><text:span text:style-name="T2"><text:s text:c="4"/></text:span><text:span text:style-name="T2">wibble <text:s text:c="2"/>four();</text:span></text:p>
          <text:p text:style-name="P5"><text:span text:style-name="T2"><text:s text:c="4"/></text:span><text:span text:style-name="T2">wibble * five();</text:span></text:p>
          <text:p text:style-name="P5"><text:span text:style-name="T2"><text:s text:c="4"/></text:span><text:span text:style-name="T2">wibble &amp; six();</text:span></text:p>
          <text:p text:style-name="P5"><text:span text:style-name="T2"/></text:p>
          <text:p text:style-name="P5"><text:span text:style-name="T2"><text:s text:c="4"/></text:span><text:span text:style-name="T2">wibble <text:s text:c="2"/>seven;</text:span></text:p>
          <text:p text:style-name="P5"><text:span text:style-name="T2"><text:s text:c="4"/></text:span><text:span text:style-name="T2">wibble * eight;</text:span></text:p>
          <text:p text:style-name="P5"><text:span text:style-name="T2"><text:s text:c="4"/></text:span><text:span text:style-name="T2">wibble &amp; nine;</text:span></text:p>
          <text:p text:style-name="P5"><text:span text:style-name="T2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Answer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Only case seven requires a #include!</text:p>
                <text:p>A forward declaration is sufficient for all others</text:p>
              </text:list-item>
            </text:list>
          </draw:text-box>
        </draw:frame>
        <draw:custom-shape draw:style-name="gr17" draw:text-style-name="P3" draw:layer="layout" svg:width="15.242cm" svg:height="13.201cm" svg:x="6.558cm" svg:y="6.699cm">
          <text:p text:style-name="P5"><text:span text:style-name="T2">class nine_cases</text:span></text:p>
          <text:p text:style-name="P5"><text:span text:style-name="T2">{</text:span></text:p>
          <text:p text:style-name="P5"><text:span text:style-name="T2"><text:s text:c="4"/></text:span><text:span text:style-name="T2">void <text:s text:c="2"/>one(wibble <text:s/>);</text:span></text:p>
          <text:p text:style-name="P5"><text:span text:style-name="T2"><text:s text:c="4"/></text:span><text:span text:style-name="T2">void <text:s text:c="2"/>two(wibble *);</text:span></text:p>
          <text:p text:style-name="P5"><text:span text:style-name="T2"><text:s text:c="4"/></text:span><text:span text:style-name="T2">void three(wibble &amp;);</text:span></text:p>
          <text:p text:style-name="P5"><text:span text:style-name="T2"/></text:p>
          <text:p text:style-name="P5"><text:span text:style-name="T2"><text:s text:c="4"/></text:span><text:span text:style-name="T2">wibble <text:s text:c="2"/>four();</text:span></text:p>
          <text:p text:style-name="P5"><text:span text:style-name="T2"><text:s text:c="4"/></text:span><text:span text:style-name="T2">wibble * five();</text:span></text:p>
          <text:p text:style-name="P5"><text:span text:style-name="T2"><text:s text:c="4"/></text:span><text:span text:style-name="T2">wibble &amp; six();</text:span></text:p>
          <text:p text:style-name="P5"><text:span text:style-name="T2"/></text:p>
          <text:p text:style-name="P5"><text:span text:style-name="T2"><text:s text:c="4"/></text:span><text:span text:style-name="T2">wibble <text:s text:c="2"/>seven;</text:span></text:p>
          <text:p text:style-name="P5"><text:span text:style-name="T2"><text:s text:c="4"/></text:span><text:span text:style-name="T2">wibble * eight;</text:span></text:p>
          <text:p text:style-name="P5"><text:span text:style-name="T2"><text:s text:c="4"/></text:span><text:span text:style-name="T2">wibble &amp; nine;</text:span></text:p>
          <text:p text:style-name="P5"><text:span text:style-name="T2">};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6.5cm" svg:y1="16.5cm" svg:x2="8.5cm" svg:y2="16.5cm">
          <text:p/>
        </draw:line>
        <draw:line draw:style-name="gr8" draw:text-style-name="P7" draw:layer="layout" svg:x1="6.5cm" svg:y1="16.4cm" svg:x2="4.5cm" svg:y2="16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However...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hat you promise in a forward declaration has to exactly match what's in the definition</text:p>
              </text:list-item>
            </text:list>
          </draw:text-box>
        </draw:frame>
        <draw:custom-shape draw:style-name="gr18" draw:text-style-name="P3" draw:layer="layout" svg:width="21.849cm" svg:height="13.201cm" svg:x="3.551cm" svg:y="6.33cm">
          <text:p text:style-name="P5"><text:span text:style-name="T2">namespace std</text:span></text:p>
          <text:p text:style-name="P5"><text:span text:style-name="T2">{</text:span></text:p>
          <text:p text:style-name="P5"><text:span text:style-name="T2"><text:s text:c="4"/></text:span><text:span text:style-name="T2">class string;</text:span></text:p>
          <text:p text:style-name="P5"><text:span text:style-name="T2">}</text:span></text:p>
          <text:p text:style-name="P5"><text:span text:style-name="T2"/></text:p>
          <text:p text:style-name="P5"><text:span text:style-name="T2">namespace grammar_lib</text:span></text:p>
          <text:p text:style-name="P5"><text:span text:style-name="T2">{</text:span></text:p>
          <text:p text:style-name="P5"><text:span text:style-name="T2"><text:s text:c="4"/></text:span><text:span text:style-name="T2">class grammar</text:span></text:p>
          <text:p text:style-name="P5"><text:span text:style-name="T2"><text:s text:c="4"/></text:span><text:span text:style-name="T2">{</text:span></text:p>
          <text:p text:style-name="P5"><text:span text:style-name="T2"><text:s text:c="4"/></text:span><text:span text:style-name="T2">public:</text:span></text:p>
          <text:p text:style-name="P5"><text:span text:style-name="T2"><text:s text:c="8"/></text:span><text:span text:style-name="T2">grammar(const std::string &amp; name);</text:span></text:p>
          <text:p text:style-name="P5"><text:span text:style-name="T2"><text:s text:c="8"/></text:span><text:span text:style-name="T2">...</text:span></text:p>
          <text:p text:style-name="P5"><text:span text:style-name="T2"><text:s text:c="4"/></text:span><text:span text:style-name="T2">};</text:span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cm" svg:height="2.787cm" svg:x="22.7cm" svg:y="6.546cm">
          <text:p text:style-name="P8"><text:span text:style-name="T3">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>And sometimes...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...it doesn't</text:p>
              </text:list-item>
            </text:list>
          </draw:text-box>
        </draw:frame>
        <draw:custom-shape draw:style-name="gr19" draw:text-style-name="P3" draw:layer="layout" svg:width="21.849cm" svg:height="9.477cm" svg:x="3.551cm" svg:y="6.33cm">
          <text:p text:style-name="P5"><text:span text:style-name="T2">namespace std</text:span></text:p>
          <text:p text:style-name="P5"><text:span text:style-name="T2">{</text:span></text:p>
          <text:p text:style-name="P5"><text:span text:style-name="T2"><text:s text:c="4"/></text:span><text:span text:style-name="T2">template&lt;typename Char, ...&gt;</text:span></text:p>
          <text:p text:style-name="P5"><text:span text:style-name="T2"><text:s text:c="4"/></text:span><text:span text:style-name="T2">class ??_string_??</text:span></text:p>
          <text:p text:style-name="P5"><text:span text:style-name="T2"><text:s text:c="4"/></text:span><text:span text:style-name="T2">{</text:span></text:p>
          <text:p text:style-name="P5"><text:span text:style-name="T2"><text:s text:c="8"/></text:span><text:span text:style-name="T2">...</text:span></text:p>
          <text:p text:style-name="P5"><text:span text:style-name="T2"><text:s text:c="4"/></text:span><text:span text:style-name="T2">};</text:span></text:p>
          <text:p text:style-name="P5"><text:span text:style-name="T2"/></text:p>
          <text:p text:style-name="P5"><text:span text:style-name="T2"><text:s text:c="4"/></text:span><text:span text:style-name="T2">typedef xstring&lt;char,...&gt; string;</text:span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cm" svg:height="2.787cm" svg:x="22.7cm" svg:y="6.546cm">
          <text:p text:style-name="P12"><text:span text:style-name="T3">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>
          <draw:text-box>
            <text:p>Dependency Inje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se class with internal logging via a singleton</text:p>
              </text:list-item>
              <text:list-item>
                <text:p>the show example with configurable logging</text:p>
              </text:list-item>
              <text:list-item>
                <text:p>could hold ptr set to null and have if test </text:p>
              </text:list-item>
              <text:list-item>
                <text:p>that could be used later as example for inheritance, benign_null_logger, file_logger, string_logger</text:p>
              </text:list-item>
            </text:list>
          </draw:text-box>
        </draw:frame>
        <draw:custom-shape draw:style-name="gr2" draw:text-style-name="P3" draw:layer="layout" svg:width="11.684cm" svg:height="2.18cm" svg:x="4.316cm" svg:y="15cm">
          <text:p text:style-name="P5"><text:span text:style-name="T2">a = f() * <text:s/>g() + h();</text:span></text:p>
          <text:p text:style-name="P5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6H10M05S</meta:editing-duration>
    <meta:editing-cycles>54</meta:editing-cycles>
    <dc:date>2011-03-10T19:22:53</dc:date>
    <meta:generator>NeoOffice/3.1.2$Unix OpenOffice.org_project/Patch 4</meta:generator>
    <meta:document-statistic meta:object-count="134"/>
  </office:meta>
</office:document-meta>
</file>